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style:use-window-font-color="true"/>
    </style:style>
    <style:style style:name="ce8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0080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999999" fo:border-left="none" fo:border-right="none" fo:border-top="0.002cm solid #000000"/>
      <style:text-properties fo:color="#000000" style:font-name="Tahoma" fo:font-size="12pt" fo:language="en" fo:country="US" style:font-name-asian="Tahom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color="#008000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0.002cm solid #000000" fo:border-top="0.002cm solid #000000"/>
      <style:text-properties fo:language="en" fo:country="US"/>
    </style:style>
    <style:style style:name="ce16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109"/>
    <style:style style:name="ce23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UR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5"/>
        </table:table-row>
        <table:table-row table:style-name="ro1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AFR</text:p>
          </table:table-cell>
          <table:table-cell office:value-type="string">
            <text:p>ARD</text:p>
          </table:table-cell>
          <table:table-cell office:value-type="string">
            <text:p>AFW</text:p>
          </table:table-cell>
          <table:table-cell office:value-type="string">
            <text:p>ANF</text:p>
          </table:table-cell>
          <table:table-cell office:value-type="string">
            <text:p>AWD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ublish</text:p>
          </table:table-cell>
          <table:table-cell table:style-name="ce8" office:value-type="float" office:value="113">
            <text:p>113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5:.G5])" office:value-type="float" office:value="120">
            <text:p>120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modified</text:p>
          </table:table-cell>
          <table:table-cell table:style-name="ce8" office:value-type="float" office:value="69">
            <text:p>69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44">
            <text:p>44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6:.G6])" office:value-type="float" office:value="113">
            <text:p>11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15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2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3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941666666666667">
            <text:p>0,94</text:p>
          </table:table-cell>
          <table:table-cell table:style-name="ce16" table:formula="of:=IF(([.D5]+[.G5])=0;1;[.D5]/([.D5]+[.G5]))" office:value-type="float" office:value="1">
            <text:p>1</text:p>
          </table:table-cell>
          <table:table-cell/>
          <table:table-cell table:formula="of:=([.C5]+[.D5])/[.H5]" office:value-type="float" office:value="0.941666666666667">
            <text:p>0,94</text:p>
          </table:table-cell>
          <table:table-cell table:formula="of:=([.$K$3]*[.F10]*(1-[.F10])/[.$K$5])+1" office:value-type="float" office:value="85.4084888888889">
            <text:p>85,41</text:p>
          </table:table-cell>
          <table:table-cell table:number-columns-repeated="2"/>
          <table:table-cell office:value-type="string">
            <text:p>publish</text:p>
          </table:table-cell>
          <table:table-cell table:formula="of:=[.C5]/([.C5]+[.G5]+[.E5])" office:value-type="float" office:value="0.941666666666667">
            <text:p>0,94</text:p>
          </table:table-cell>
          <table:table-cell table:formula="of:=[.C5]/([.C5]+[.E5]+[.F5])" office:value-type="float" office:value="0.941666666666667">
            <text:p>0,94</text:p>
          </table:table-cell>
          <table:table-cell table:formula="of:=2*[.K10]*[.L10]/([.K10]+[.L10])" office:value-type="float" office:value="0.941666666666667">
            <text:p>0,94</text:p>
          </table:table-cell>
        </table:table-row>
        <table:table-row table:style-name="ro3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610619469026549">
            <text:p>0,61</text:p>
          </table:table-cell>
          <table:table-cell table:style-name="ce17" table:formula="of:=IF(([.D6]+[.G6])=0;1;[.D6]/([.D6]+[.G6]))" office:value-type="float" office:value="1">
            <text:p>1</text:p>
          </table:table-cell>
          <table:table-cell/>
          <table:table-cell table:formula="of:=([.C6]+[.D6])/[.H6]" office:value-type="float" office:value="0.610619469026549">
            <text:p>0,61</text:p>
          </table:table-cell>
          <table:table-cell table:formula="of:=([.$K$3]*[.F11]*(1-[.F11])/[.$K$5])+1" office:value-type="float" office:value="366.356648132195">
            <text:p>366,36</text:p>
          </table:table-cell>
          <table:table-cell table:number-columns-repeated="2"/>
          <table:table-cell office:value-type="string">
            <text:p>modified</text:p>
          </table:table-cell>
          <table:table-cell table:formula="of:=[.C6]/([.C6]+[.G6]+[.E6])" office:value-type="float" office:value="0.610619469026549">
            <text:p>0,61</text:p>
          </table:table-cell>
          <table:table-cell table:formula="of:=[.C6]/([.C6]+[.E6]+[.F6])" office:value-type="float" office:value="0.610619469026549">
            <text:p>0,61</text:p>
          </table:table-cell>
          <table:table-cell table:formula="of:=2*[.K11]*[.L11]/([.K11]+[.L11])" office:value-type="float" office:value="0.610619469026549">
            <text:p>0,6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>
            <draw:frame table:end-cell-address="URL.I30" table:end-x="1.465cm" table:end-y="0.018cm" draw:z-index="1" draw:style-name="gr1" svg:width="8.969cm" svg:height="6.999cm" svg:x="0.24cm" svg:y="0.245cm">
              <draw:object draw:notify-on-update-of-ranges="URL.B10:URL.B11 URL.C9:URL.C9 URL.C10:URL.C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URL.P32" table:end-x="0.075cm" table:end-y="0.237cm" draw:z-index="2" draw:style-name="gr1" svg:width="13.136cm" svg:height="8.154cm" svg:x="0.497cm" svg:y="0.212cm">
              <draw:object draw:notify-on-update-of-ranges="URL.J9:URL.J9 URL.J10:URL.J11 URL.K9:URL.K9 URL.K10:URL.K11 URL.L9:URL.L9 URL.L10:URL.L11 URL.M9:URL.M9 URL.M10:URL.M1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>
            <draw:frame table:end-cell-address="URL.E30" table:end-x="1.606cm" table:end-y="0.207cm" draw:z-index="0" draw:style-name="gr1" svg:width="9.675cm" svg:height="6.959cm" svg:x="0.381cm" svg:y="0.023cm">
              <draw:object draw:notify-on-update-of-ranges="URL.B5:URL.B6 URL.C4:URL.C4 URL.C5:URL.C6 URL.E4:URL.E4 URL.E5:URL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HTT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6"/>
        </table:table-row>
        <table:table-row table:style-name="ro1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7" office:value-type="string">
            <text:p>AFR</text:p>
          </table:table-cell>
          <table:table-cell office:value-type="string">
            <text:p>ARD</text:p>
          </table:table-cell>
          <table:table-cell office:value-type="string">
            <text:p>AFW</text:p>
          </table:table-cell>
          <table:table-cell office:value-type="string">
            <text:p>ANF</text:p>
          </table:table-cell>
          <table:table-cell office:value-type="string">
            <text:p>AWD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>
            <text:p>publish</text:p>
          </table:table-cell>
          <table:table-cell table:style-name="ce8" office:value-type="float" office:value="12">
            <text:p>12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115">
            <text:p>115</text:p>
          </table:table-cell>
          <table:table-cell table:style-name="ce19" office:value-type="float" office:value="89">
            <text:p>89</text:p>
          </table:table-cell>
          <table:table-cell table:style-name="ce18" office:value-type="float" office:value="0">
            <text:p>0</text:p>
          </table:table-cell>
          <table:table-cell table:style-name="ce16" table:formula="of:=SUM([.C5:.G5])" office:value-type="float" office:value="216">
            <text:p>216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>
            <text:p>modified</text:p>
          </table:table-cell>
          <table:table-cell table:style-name="ce8" office:value-type="float" office:value="35">
            <text:p>35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107">
            <text:p>107</text:p>
          </table:table-cell>
          <table:table-cell table:style-name="ce19" office:value-type="float" office:value="87">
            <text:p>87</text:p>
          </table:table-cell>
          <table:table-cell table:style-name="ce18" office:value-type="float" office:value="0">
            <text:p>0</text:p>
          </table:table-cell>
          <table:table-cell table:style-name="ce16" table:formula="of:=SUM([.C6:.G6])" office:value-type="float" office:value="229">
            <text:p>229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15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3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3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0555555555555556">
            <text:p>0,06</text:p>
          </table:table-cell>
          <table:table-cell table:style-name="ce16" table:formula="of:=IF(([.D5]+[.G5])=0;1;[.D5]/([.D5]+[.G5]))" office:value-type="float" office:value="1">
            <text:p>1</text:p>
          </table:table-cell>
          <table:table-cell/>
          <table:table-cell table:formula="of:=([.C5]+[.D5])/[.H5]" office:value-type="float" office:value="0.0555555555555556">
            <text:p>0,06</text:p>
          </table:table-cell>
          <table:table-cell table:formula="of:=([.$K$3]*[.F10]*(1-[.F10])/[.$K$5])+1" office:value-type="float" office:value="81.6261728395061">
            <text:p>81,6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publish</text:p>
          </table:table-cell>
          <table:table-cell table:formula="of:=[.C5]/([.C5]+[.G5]+[.E5])" office:value-type="float" office:value="0.0944881889763779">
            <text:p>0,09</text:p>
          </table:table-cell>
          <table:table-cell table:formula="of:=[.C5]/([.C5]+[.E5]+[.F5])" office:value-type="float" office:value="0.0555555555555556">
            <text:p>0,06</text:p>
          </table:table-cell>
          <table:table-cell table:formula="of:=2*[.L10]*[.M10]/([.L10]+[.M10])" office:value-type="float" office:value="0.0699708454810496">
            <text:p>0,07</text:p>
          </table:table-cell>
        </table:table-row>
        <table:table-row table:style-name="ro3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152838427947598">
            <text:p>0,15</text:p>
          </table:table-cell>
          <table:table-cell table:style-name="ce17" table:formula="of:=IF(([.D6]+[.G6])=0;1;[.D6]/([.D6]+[.G6]))" office:value-type="float" office:value="1">
            <text:p>1</text:p>
          </table:table-cell>
          <table:table-cell/>
          <table:table-cell table:formula="of:=([.C6]+[.D6])/[.H6]" office:value-type="float" office:value="0.152838427947598">
            <text:p>0,15</text:p>
          </table:table-cell>
          <table:table-cell table:formula="of:=([.$K$3]*[.F11]*(1-[.F11])/[.$K$5])+1" office:value-type="float" office:value="199.962369138651">
            <text:p>199,9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modified</text:p>
          </table:table-cell>
          <table:table-cell table:formula="of:=[.C6]/([.C6]+[.G6]+[.E6])" office:value-type="float" office:value="0.246478873239437">
            <text:p>0,25</text:p>
          </table:table-cell>
          <table:table-cell table:formula="of:=[.C6]/([.C6]+[.E6]+[.F6])" office:value-type="float" office:value="0.152838427947598">
            <text:p>0,15</text:p>
          </table:table-cell>
          <table:table-cell table:formula="of:=2*[.L11]*[.M11]/([.L11]+[.M11])" office:value-type="float" office:value="0.188679245283019">
            <text:p>0,19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9"/>
          <table:table-cell>
            <draw:frame table:end-cell-address="HTTP.P33" table:end-x="1.389cm" table:end-y="0.332cm" draw:z-index="2" draw:style-name="gr1" svg:width="13.136cm" svg:height="8.154cm" svg:x="1.802cm" svg:y="0.307cm">
              <draw:object draw:notify-on-update-of-ranges="HTTP.K9:HTTP.K9 HTTP.K10:HTTP.K11 HTTP.L9:HTTP.L9 HTTP.L10:HTTP.L11 HTTP.M9:HTTP.M9 HTTP.M10:HTTP.M11 HTTP.N9:HTTP.N9 HTTP.N10:HTTP.N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table:end-cell-address="HTTP.E33" table:end-x="2.016cm" table:end-y="0.179cm" draw:z-index="0" draw:style-name="gr1" svg:width="9.679cm" svg:height="6.967cm" svg:x="0.787cm" svg:y="0.438cm">
              <draw:object draw:notify-on-update-of-ranges="HTTP.B5:HTTP.B6 HTTP.C4:HTTP.C4 HTTP.C5:HTTP.C6 HTTP.E4:HTTP.E4 HTTP.E5:HTTP.E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HTTP.J33" table:end-x="1.132cm" table:end-y="0.118cm" draw:z-index="1" draw:style-name="gr1" svg:width="8.969cm" svg:height="6.999cm" svg:x="2.165cm" svg:y="0.345cm">
              <draw:object draw:notify-on-update-of-ranges="HTTP.B10:HTTP.B11 HTTP.C9:HTTP.C9 HTTP.C10:HTTP.C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</table:table>
      <table:table table:name="Hea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5"/>
        </table:table-row>
        <table:table-row table:style-name="ro1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AFR</text:p>
          </table:table-cell>
          <table:table-cell office:value-type="string">
            <text:p>ARD</text:p>
          </table:table-cell>
          <table:table-cell office:value-type="string">
            <text:p>AFW</text:p>
          </table:table-cell>
          <table:table-cell office:value-type="string">
            <text:p>ANF</text:p>
          </table:table-cell>
          <table:table-cell office:value-type="string">
            <text:p>AWD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ublish</text:p>
          </table:table-cell>
          <table:table-cell table:style-name="ce8" office:value-type="float" office:value="249">
            <text:p>249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63">
            <text:p>63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5:.G5])" office:value-type="float" office:value="312">
            <text:p>312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modified</text:p>
          </table:table-cell>
          <table:table-cell table:style-name="ce8" office:value-type="float" office:value="229">
            <text:p>229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90">
            <text:p>90</text:p>
          </table:table-cell>
          <table:table-cell table:style-name="ce19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6" table:formula="of:=SUM([.C6:.G6])" office:value-type="float" office:value="319">
            <text:p>3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2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3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798076923076923">
            <text:p>0,8</text:p>
          </table:table-cell>
          <table:table-cell table:style-name="ce16" table:formula="of:=IF(([.D5]+[.G5])=0;1;[.D5]/([.D5]+[.G5]))" office:value-type="float" office:value="1">
            <text:p>1</text:p>
          </table:table-cell>
          <table:table-cell/>
          <table:table-cell table:formula="of:=([.C5]+[.D5])/[.H5]" office:value-type="float" office:value="0.798076923076923">
            <text:p>0,8</text:p>
          </table:table-cell>
          <table:table-cell table:formula="of:=([.$K$3]*[.F10]*(1-[.F10])/[.$K$5])+1" office:value-type="float" office:value="248.629763313609">
            <text:p>248,63</text:p>
          </table:table-cell>
          <table:table-cell table:number-columns-repeated="2"/>
          <table:table-cell office:value-type="string">
            <text:p>publish</text:p>
          </table:table-cell>
          <table:table-cell table:formula="of:=[.C5]/([.C5]+[.G5]+[.E5])" office:value-type="float" office:value="0.798076923076923">
            <text:p>0,8</text:p>
          </table:table-cell>
          <table:table-cell table:formula="of:=[.C5]/([.C5]+[.E5]+[.F5])" office:value-type="float" office:value="0.798076923076923">
            <text:p>0,8</text:p>
          </table:table-cell>
          <table:table-cell table:formula="of:=2*[.K10]*[.L10]/([.K10]+[.L10])" office:value-type="float" office:value="0.798076923076923">
            <text:p>0,8</text:p>
          </table:table-cell>
        </table:table-row>
        <table:table-row table:style-name="ro3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717868338557994">
            <text:p>0,72</text:p>
          </table:table-cell>
          <table:table-cell table:style-name="ce17" table:formula="of:=IF(([.D6]+[.G6])=0;1;[.D6]/([.D6]+[.G6]))" office:value-type="float" office:value="1">
            <text:p>1</text:p>
          </table:table-cell>
          <table:table-cell/>
          <table:table-cell table:formula="of:=([.C6]+[.D6])/[.H6]" office:value-type="float" office:value="0.717868338557994">
            <text:p>0,72</text:p>
          </table:table-cell>
          <table:table-cell table:formula="of:=([.$K$3]*[.F11]*(1-[.F11])/[.$K$5])+1" office:value-type="float" office:value="312.220903882627">
            <text:p>312,22</text:p>
          </table:table-cell>
          <table:table-cell table:number-columns-repeated="2"/>
          <table:table-cell office:value-type="string">
            <text:p>modified</text:p>
          </table:table-cell>
          <table:table-cell table:formula="of:=[.C6]/([.C6]+[.G6]+[.E6])" office:value-type="float" office:value="0.717868338557994">
            <text:p>0,72</text:p>
          </table:table-cell>
          <table:table-cell table:formula="of:=[.C6]/([.C6]+[.E6]+[.F6])" office:value-type="float" office:value="0.717868338557994">
            <text:p>0,72</text:p>
          </table:table-cell>
          <table:table-cell table:formula="of:=2*[.K11]*[.L11]/([.K11]+[.L11])" office:value-type="float" office:value="0.717868338557994">
            <text:p>0,7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>
            <draw:frame table:end-cell-address="Head.P31" table:end-x="2.002cm" table:end-y="0.196cm" draw:z-index="2" draw:style-name="gr1" svg:width="13.136cm" svg:height="8.154cm" svg:x="0.157cm" svg:y="0.171cm">
              <draw:object draw:notify-on-update-of-ranges="Head.J9:Head.J9 Head.J10:Head.J11 Head.K9:Head.K9 Head.K10:Head.K11 Head.L9:Head.L9 Head.L10:Head.L11 Head.M9:Head.M9 Head.M10:Head.M1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>
            <draw:frame table:end-cell-address="Head.E29" table:end-x="1.467cm" table:end-y="0.366cm" draw:z-index="0" draw:style-name="gr1" svg:width="9.675cm" svg:height="6.959cm" svg:x="0.242cm" svg:y="0.181cm">
              <draw:object draw:notify-on-update-of-ranges="Head.B5:Head.B6 Head.C4:Head.C4 Head.C5:Head.C6 Head.E4:Head.E4 Head.E5:Head.E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Head.J31" table:end-x="1.076cm" table:end-y="0.126cm" draw:z-index="1" draw:style-name="gr1" svg:width="8.969cm" svg:height="6.999cm" svg:x="2.109cm" svg:y="0.353cm">
              <draw:object draw:notify-on-update-of-ranges="Head.B10:Head.B11 Head.C9:Head.C9 Head.C10:Head.C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  <table:table table:name="Struct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5"/>
        </table:table-row>
        <table:table-row table:style-name="ro1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AFR</text:p>
          </table:table-cell>
          <table:table-cell office:value-type="string">
            <text:p>ARD</text:p>
          </table:table-cell>
          <table:table-cell office:value-type="string">
            <text:p>AFW</text:p>
          </table:table-cell>
          <table:table-cell office:value-type="string">
            <text:p>ANF</text:p>
          </table:table-cell>
          <table:table-cell office:value-type="string">
            <text:p>AWD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publish</text:p>
          </table:table-cell>
          <table:table-cell table:style-name="ce8" office:value-type="float" office:value="25">
            <text:p>25</text:p>
          </table:table-cell>
          <table:table-cell table:style-name="ce14" office:value-type="float" office:value="176">
            <text:p>176</text:p>
          </table:table-cell>
          <table:table-cell table:style-name="ce18" office:value-type="float" office:value="34">
            <text:p>34</text:p>
          </table:table-cell>
          <table:table-cell table:style-name="ce19" office:value-type="float" office:value="268">
            <text:p>268</text:p>
          </table:table-cell>
          <table:table-cell table:style-name="ce18" office:value-type="float" office:value="20">
            <text:p>20</text:p>
          </table:table-cell>
          <table:table-cell table:style-name="ce16" table:formula="of:=SUM([.C5:.G5])" office:value-type="float" office:value="523">
            <text:p>523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modified</text:p>
          </table:table-cell>
          <table:table-cell table:style-name="ce8" office:value-type="float" office:value="12">
            <text:p>12</text:p>
          </table:table-cell>
          <table:table-cell table:style-name="ce14" office:value-type="float" office:value="146">
            <text:p>146</text:p>
          </table:table-cell>
          <table:table-cell table:style-name="ce18" office:value-type="float" office:value="53">
            <text:p>53</text:p>
          </table:table-cell>
          <table:table-cell table:style-name="ce19" office:value-type="float" office:value="298">
            <text:p>298</text:p>
          </table:table-cell>
          <table:table-cell table:style-name="ce18" office:value-type="float" office:value="14">
            <text:p>14</text:p>
          </table:table-cell>
          <table:table-cell table:style-name="ce16" table:formula="of:=SUM([.C6:.G6])" office:value-type="float" office:value="523">
            <text:p>52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2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3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384321223709369">
            <text:p>0,38</text:p>
          </table:table-cell>
          <table:table-cell table:style-name="ce16" table:formula="of:=IF(([.D5]+[.G5])=0;1;[.D5]/([.D5]+[.G5]))" office:value-type="float" office:value="0.897959183673469">
            <text:p>0,9</text:p>
          </table:table-cell>
          <table:table-cell/>
          <table:table-cell table:formula="of:=([.C5]+[.D5])/[.H5]" office:value-type="float" office:value="0.384321223709369">
            <text:p>0,38</text:p>
          </table:table-cell>
          <table:table-cell table:formula="of:=([.$K$3]*[.F10]*(1-[.F10])/[.$K$5])+1" office:value-type="float" office:value="364.597330008884">
            <text:p>364,6</text:p>
          </table:table-cell>
          <table:table-cell table:number-columns-repeated="2"/>
          <table:table-cell office:value-type="string">
            <text:p>publish</text:p>
          </table:table-cell>
          <table:table-cell table:formula="of:=[.C5]/([.C5]+[.G5]+[.E5])" office:value-type="float" office:value="0.316455696202532">
            <text:p>0,32</text:p>
          </table:table-cell>
          <table:table-cell table:formula="of:=[.C5]/([.C5]+[.E5]+[.F5])" office:value-type="float" office:value="0.0764525993883792">
            <text:p>0,08</text:p>
          </table:table-cell>
          <table:table-cell table:formula="of:=2*[.K10]*[.L10]/([.K10]+[.L10])" office:value-type="float" office:value="0.123152709359606">
            <text:p>0,12</text:p>
          </table:table-cell>
        </table:table-row>
        <table:table-row table:style-name="ro3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302103250478011">
            <text:p>0,3</text:p>
          </table:table-cell>
          <table:table-cell table:style-name="ce17" table:formula="of:=IF(([.D6]+[.G6])=0;1;[.D6]/([.D6]+[.G6]))" office:value-type="float" office:value="0.9125">
            <text:p>0,91</text:p>
          </table:table-cell>
          <table:table-cell/>
          <table:table-cell table:formula="of:=([.C6]+[.D6])/[.H6]" office:value-type="float" office:value="0.302103250478011">
            <text:p>0,3</text:p>
          </table:table-cell>
          <table:table-cell table:formula="of:=([.$K$3]*[.F11]*(1-[.F11])/[.$K$5])+1" office:value-type="float" office:value="324.980377948956">
            <text:p>324,98</text:p>
          </table:table-cell>
          <table:table-cell table:number-columns-repeated="2"/>
          <table:table-cell office:value-type="string">
            <text:p>modified</text:p>
          </table:table-cell>
          <table:table-cell table:formula="of:=[.C6]/([.C6]+[.G6]+[.E6])" office:value-type="float" office:value="0.151898734177215">
            <text:p>0,15</text:p>
          </table:table-cell>
          <table:table-cell table:formula="of:=[.C6]/([.C6]+[.E6]+[.F6])" office:value-type="float" office:value="0.0330578512396694">
            <text:p>0,03</text:p>
          </table:table-cell>
          <table:table-cell table:formula="of:=2*[.K11]*[.L11]/([.K11]+[.L11])" office:value-type="float" office:value="0.0542986425339367">
            <text:p>0,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>
            <draw:frame table:end-cell-address="Structur.F34" table:end-x="0.731cm" table:end-y="0.292cm" draw:z-index="0" draw:style-name="gr1" svg:width="12.05cm" svg:height="9.149cm" svg:x="0.228cm" svg:y="0.176cm">
              <draw:object draw:notify-on-update-of-ranges="Structur.B5:Structur.B6 Structur.C4:Structur.C4 Structur.C5:Structur.C6 Structur.D4:Structur.D4 Structur.D5:Structur.D6 Structur.E4:Structur.E4 Structur.E5:Structur.E6 Structur.F4:Structur.F4 Structur.F5:Structur.F6 Structur.G4:Structur.G4 Structur.G5:Structur.G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Structur.P32" table:end-x="1.724cm" table:end-y="0.356cm" draw:z-index="2" draw:style-name="gr1" svg:width="13.136cm" svg:height="8.154cm" svg:x="2.137cm" svg:y="0.332cm">
              <draw:object draw:notify-on-update-of-ranges="Structur.J9:Structur.J9 Structur.J10:Structur.J11 Structur.K9:Structur.K9 Structur.K10:Structur.K11 Structur.L9:Structur.L9 Structur.L10:Structur.L11 Structur.M9:Structur.M9 Structur.M10:Structur.M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>
            <draw:frame table:end-cell-address="Structur.J34" table:end-x="0.378cm" table:end-y="0.171cm" draw:z-index="1" draw:style-name="gr1" svg:width="8.969cm" svg:height="7cm" svg:x="1.411cm" svg:y="0.397cm">
              <draw:object draw:notify-on-update-of-ranges="Structur.B10:Structur.B11 Structur.C9:Structur.C9 Structur.C10:Structur.C11 Structur.D9:Structur.D9 Structur.D10:Structur.D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</table:table>
      <table:table table:name="Cont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5"/>
        </table:table-row>
        <table:table-row table:style-name="ro1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AFR</text:p>
          </table:table-cell>
          <table:table-cell office:value-type="string">
            <text:p>ARD</text:p>
          </table:table-cell>
          <table:table-cell office:value-type="string">
            <text:p>AFW</text:p>
          </table:table-cell>
          <table:table-cell office:value-type="string">
            <text:p>ANF</text:p>
          </table:table-cell>
          <table:table-cell office:value-type="string">
            <text:p>AWD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publish</text:p>
          </table:table-cell>
          <table:table-cell table:style-name="ce8" office:value-type="float" office:value="169">
            <text:p>169</text:p>
          </table:table-cell>
          <table:table-cell table:style-name="ce14" office:value-type="float" office:value="119">
            <text:p>119</text:p>
          </table:table-cell>
          <table:table-cell table:style-name="ce18" office:value-type="float" office:value="122">
            <text:p>122</text:p>
          </table:table-cell>
          <table:table-cell table:style-name="ce19" office:value-type="float" office:value="36">
            <text:p>36</text:p>
          </table:table-cell>
          <table:table-cell table:style-name="ce18" office:value-type="float" office:value="77">
            <text:p>77</text:p>
          </table:table-cell>
          <table:table-cell table:style-name="ce16" table:formula="of:=SUM([.C5:.G5])" office:value-type="float" office:value="523">
            <text:p>523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modified</text:p>
          </table:table-cell>
          <table:table-cell table:style-name="ce8" office:value-type="float" office:value="149">
            <text:p>149</text:p>
          </table:table-cell>
          <table:table-cell table:style-name="ce14" office:value-type="float" office:value="97">
            <text:p>97</text:p>
          </table:table-cell>
          <table:table-cell table:style-name="ce18" office:value-type="float" office:value="156">
            <text:p>156</text:p>
          </table:table-cell>
          <table:table-cell table:style-name="ce19" office:value-type="float" office:value="58">
            <text:p>58</text:p>
          </table:table-cell>
          <table:table-cell table:style-name="ce18" office:value-type="float" office:value="63">
            <text:p>63</text:p>
          </table:table-cell>
          <table:table-cell table:style-name="ce16" table:formula="of:=SUM([.C6:.G6])" office:value-type="float" office:value="523">
            <text:p>52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2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3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550669216061185">
            <text:p>0,55</text:p>
          </table:table-cell>
          <table:table-cell table:style-name="ce16" table:formula="of:=IF(([.D5]+[.G5])=0;1;[.D5]/([.D5]+[.G5]))" office:value-type="float" office:value="0.607142857142857">
            <text:p>0,61</text:p>
          </table:table-cell>
          <table:table-cell/>
          <table:table-cell table:formula="of:=([.C5]+[.D5])/[.H5]" office:value-type="float" office:value="0.550669216061185">
            <text:p>0,55</text:p>
          </table:table-cell>
          <table:table-cell table:formula="of:=([.$K$3]*[.F10]*(1-[.F10])/[.$K$5])+1" office:value-type="float" office:value="381.21487739874">
            <text:p>381,21</text:p>
          </table:table-cell>
          <table:table-cell table:number-columns-repeated="2"/>
          <table:table-cell office:value-type="string">
            <text:p>publish</text:p>
          </table:table-cell>
          <table:table-cell table:formula="of:=[.C5]/([.C5]+[.G5]+[.E5])" office:value-type="float" office:value="0.459239130434783">
            <text:p>0,46</text:p>
          </table:table-cell>
          <table:table-cell table:formula="of:=[.C5]/([.C5]+[.E5]+[.F5])" office:value-type="float" office:value="0.516819571865443">
            <text:p>0,52</text:p>
          </table:table-cell>
          <table:table-cell table:formula="of:=2*[.K10]*[.L10]/([.K10]+[.L10])" office:value-type="float" office:value="0.486330935251799">
            <text:p>0,49</text:p>
          </table:table-cell>
        </table:table-row>
        <table:table-row table:style-name="ro3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470363288718929">
            <text:p>0,47</text:p>
          </table:table-cell>
          <table:table-cell table:style-name="ce17" table:formula="of:=IF(([.D6]+[.G6])=0;1;[.D6]/([.D6]+[.G6]))" office:value-type="float" office:value="0.60625">
            <text:p>0,61</text:p>
          </table:table-cell>
          <table:table-cell/>
          <table:table-cell table:formula="of:=([.C6]+[.D6])/[.H6]" office:value-type="float" office:value="0.470363288718929">
            <text:p>0,47</text:p>
          </table:table-cell>
          <table:table-cell table:formula="of:=([.$K$3]*[.F11]*(1-[.F11])/[.$K$5])+1" office:value-type="float" office:value="383.810315834884">
            <text:p>383,81</text:p>
          </table:table-cell>
          <table:table-cell table:number-columns-repeated="2"/>
          <table:table-cell office:value-type="string">
            <text:p>modified</text:p>
          </table:table-cell>
          <table:table-cell table:formula="of:=[.C6]/([.C6]+[.G6]+[.E6])" office:value-type="float" office:value="0.404891304347826">
            <text:p>0,4</text:p>
          </table:table-cell>
          <table:table-cell table:formula="of:=[.C6]/([.C6]+[.E6]+[.F6])" office:value-type="float" office:value="0.410468319559229">
            <text:p>0,41</text:p>
          </table:table-cell>
          <table:table-cell table:formula="of:=2*[.K11]*[.L11]/([.K11]+[.L11])" office:value-type="float" office:value="0.40766073871409">
            <text:p>0,4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>
            <draw:frame table:end-cell-address="Content.E33" table:end-x="3.074cm" table:end-y="0.392cm" draw:z-index="0" draw:style-name="gr1" svg:width="11.282cm" svg:height="8.792cm" svg:x="0.242cm" svg:y="0.181cm">
              <draw:object draw:notify-on-update-of-ranges="Content.B5:Content.B6 Content.C4:Content.C4 Content.C5:Content.C6 Content.D4:Content.D4 Content.D5:Content.D6 Content.E4:Content.E4 Content.E5:Content.E6 Content.F4:Content.F4 Content.F5:Content.F6 Content.G4:Content.G4 Content.G5:Content.G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Content.P32" table:end-x="1.194cm" table:end-y="0.223cm" draw:z-index="2" draw:style-name="gr1" svg:width="13.136cm" svg:height="8.154cm" svg:x="1.607cm" svg:y="0.199cm">
              <draw:object draw:notify-on-update-of-ranges="Content.J9:Content.J9 Content.J10:Content.J11 Content.K9:Content.K9 Content.K10:Content.K11 Content.L9:Content.L9 Content.L10:Content.L11 Content.M9:Content.M9 Content.M10:Content.M11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frame table:end-cell-address="Content.J31" table:end-x="1.076cm" table:end-y="0.126cm" draw:z-index="1" draw:style-name="gr1" svg:width="8.969cm" svg:height="6.999cm" svg:x="2.109cm" svg:y="0.353cm">
              <draw:object draw:notify-on-update-of-ranges="Content.B10:Content.B11 Content.C9:Content.C9 Content.C10:Content.C11 Content.D9:Content.D9 Content.D10:Content.D1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</table:table>
      <table:table table:name="Kombin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"/>
          <table:table-cell table:number-columns-repeated="6"/>
        </table:table-row>
        <table:table-row table:style-name="ro1">
          <table:table-cell/>
          <table:table-cell table:style-name="ce2"/>
          <table:table-cell table:style-name="ce7" office:value-type="string">
            <text:p>Right Found</text:p>
          </table:table-cell>
          <table:table-cell table:style-name="ce13" office:value-type="string">
            <text:p>Right Not Found</text:p>
          </table:table-cell>
          <table:table-cell table:style-name="ce7" office:value-type="string">
            <text:p>Wrong Found</text:p>
          </table:table-cell>
          <table:table-cell table:style-name="ce13" office:value-type="string">
            <text:p>Wrong Not Found</text:p>
          </table:table-cell>
          <table:table-cell table:style-name="ce7" office:value-type="string">
            <text:p>False Found</text:p>
          </table:table-cell>
          <table:table-cell table:style-name="ce16" office:value-type="string">
            <text:p>Summe</text:p>
          </table:table-cell>
          <table:table-cell/>
          <table:table-cell office:value-type="string">
            <text:p>z</text:p>
          </table:table-cell>
          <table:table-cell office:value-type="string">
            <text:p>z²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7" office:value-type="string">
            <text:p>AFR</text:p>
          </table:table-cell>
          <table:table-cell office:value-type="string">
            <text:p>ARD</text:p>
          </table:table-cell>
          <table:table-cell office:value-type="string">
            <text:p>AFW</text:p>
          </table:table-cell>
          <table:table-cell office:value-type="string">
            <text:p>ANF</text:p>
          </table:table-cell>
          <table:table-cell office:value-type="string">
            <text:p>AWD</text:p>
          </table:table-cell>
          <table:table-cell table:style-name="ce16"/>
          <table:table-cell/>
          <table:table-cell table:style-name="ce21" office:value-type="float" office:value="1.96">
            <text:p>1,96</text:p>
          </table:table-cell>
          <table:table-cell table:formula="of:=[.J3]*[.J3]" office:value-type="float" office:value="3.8416">
            <text:p>3,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7" office:value-type="string">
            <text:p>Richtig Gefunden</text:p>
          </table:table-cell>
          <table:table-cell table:style-name="ce13" office:value-type="string">
            <text:p>Nicht Vorhande Richtig</text:p>
          </table:table-cell>
          <table:table-cell table:style-name="ce7" office:value-type="string">
            <text:p>Falsch Gefunden</text:p>
          </table:table-cell>
          <table:table-cell table:style-name="ce13" office:value-type="string">
            <text:p>Vorhanden Falsch</text:p>
          </table:table-cell>
          <table:table-cell table:style-name="ce7" office:value-type="string">
            <text:p>Nicht Vorhanden Falsch</text:p>
          </table:table-cell>
          <table:table-cell table:style-name="ce20"/>
          <table:table-cell/>
          <table:table-cell office:value-type="string">
            <text:p>CI</text:p>
          </table:table-cell>
          <table:table-cell office:value-type="string">
            <text:p>CI²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>
            <text:p>publish</text:p>
          </table:table-cell>
          <table:table-cell table:style-name="ce8" office:value-type="float" office:value="160">
            <text:p>160</text:p>
          </table:table-cell>
          <table:table-cell table:style-name="ce14" office:value-type="float" office:value="51">
            <text:p>51</text:p>
          </table:table-cell>
          <table:table-cell table:style-name="ce18" office:value-type="float" office:value="87">
            <text:p>87</text:p>
          </table:table-cell>
          <table:table-cell table:style-name="ce19" office:value-type="float" office:value="80">
            <text:p>80</text:p>
          </table:table-cell>
          <table:table-cell table:style-name="ce18" office:value-type="float" office:value="145">
            <text:p>145</text:p>
          </table:table-cell>
          <table:table-cell table:style-name="ce16" table:formula="of:=SUM([.C5:.G5])" office:value-type="float" office:value="523">
            <text:p>523</text:p>
          </table:table-cell>
          <table:table-cell/>
          <table:table-cell office:value-type="float" office:value="0.05">
            <text:p>0,05</text:p>
          </table:table-cell>
          <table:table-cell table:style-name="ce22" table:formula="of:=[.J5]*[.J5]" office:value-type="float" office:value="0.0025">
            <text:p>0,0025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>
            <text:p>modified</text:p>
          </table:table-cell>
          <table:table-cell table:style-name="ce8" office:value-type="float" office:value="124">
            <text:p>124</text:p>
          </table:table-cell>
          <table:table-cell table:style-name="ce14" office:value-type="float" office:value="37">
            <text:p>37</text:p>
          </table:table-cell>
          <table:table-cell table:style-name="ce18" office:value-type="float" office:value="149">
            <text:p>149</text:p>
          </table:table-cell>
          <table:table-cell table:style-name="ce19" office:value-type="float" office:value="90">
            <text:p>90</text:p>
          </table:table-cell>
          <table:table-cell table:style-name="ce18" office:value-type="float" office:value="123">
            <text:p>123</text:p>
          </table:table-cell>
          <table:table-cell table:style-name="ce16" table:formula="of:=SUM([.C6:.G6])" office:value-type="float" office:value="523">
            <text:p>523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4"/>
          <table:table-cell table:style-name="ce9" office:value-type="string">
            <text:p>Accuracy </text:p>
          </table:table-cell>
          <table:table-cell table:style-name="ce23" office:value-type="string">
            <text:p>Detection</text:p>
          </table:table-cell>
          <table:table-cell/>
          <table:table-cell office:value-type="string">
            <text:p>P (rg+nvr)/alle</text:p>
          </table:table-cell>
          <table:table-cell office:value-type="string">
            <text:p>N</text:p>
          </table:table-cell>
          <table:table-cell table:number-columns-repeated="2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/>
        </table:table-row>
        <table:table-row table:style-name="ro3">
          <table:table-cell/>
          <table:table-cell table:style-name="ce2" office:value-type="string">
            <text:p>publish</text:p>
          </table:table-cell>
          <table:table-cell table:style-name="ce10" table:formula="of:=([.C5]+[.D5])/[.H5]" office:value-type="float" office:value="0.403441682600382">
            <text:p>0,4</text:p>
          </table:table-cell>
          <table:table-cell table:style-name="ce16" table:formula="of:=IF(([.D5]+[.G5])=0;1;[.D5]/([.D5]+[.G5]))" office:value-type="float" office:value="0.260204081632653">
            <text:p>0,26</text:p>
          </table:table-cell>
          <table:table-cell/>
          <table:table-cell table:formula="of:=([.C5]+[.D5])/[.H5]" office:value-type="float" office:value="0.403441682600382">
            <text:p>0,4</text:p>
          </table:table-cell>
          <table:table-cell table:formula="of:=([.$K$3]*[.F10]*(1-[.F10])/[.$K$5])+1" office:value-type="float" office:value="370.833123654165">
            <text:p>370,83</text:p>
          </table:table-cell>
          <table:table-cell table:number-columns-repeated="2"/>
          <table:table-cell office:value-type="string">
            <text:p>publish</text:p>
          </table:table-cell>
          <table:table-cell table:formula="of:=[.$C$5]/([.$C$5]+[.$G$5]+[.$E$5])" office:value-type="float" office:value="0.408163265306122">
            <text:p>0,41</text:p>
          </table:table-cell>
          <table:table-cell table:formula="of:=[.$C$5]/([.$C$5]+[.$E$5]+[.$F$5])" office:value-type="float" office:value="0.489296636085627">
            <text:p>0,49</text:p>
          </table:table-cell>
          <table:table-cell table:formula="of:=2*[.K10]*[.L10]/([.K10]+[.L10])" office:value-type="float" office:value="0.445062586926287">
            <text:p>0,45</text:p>
          </table:table-cell>
          <table:table-cell/>
        </table:table-row>
        <table:table-row table:style-name="ro3">
          <table:table-cell/>
          <table:table-cell table:style-name="ce5" office:value-type="string">
            <text:p>modified</text:p>
          </table:table-cell>
          <table:table-cell table:style-name="ce11" table:formula="of:=([.C6]+[.D6])/[.H6]" office:value-type="float" office:value="0.307839388145315">
            <text:p>0,31</text:p>
          </table:table-cell>
          <table:table-cell table:style-name="ce17" table:formula="of:=IF(([.D6]+[.G6])=0;1;[.D6]/([.D6]+[.G6]))" office:value-type="float" office:value="0.23125">
            <text:p>0,23</text:p>
          </table:table-cell>
          <table:table-cell/>
          <table:table-cell table:formula="of:=([.C6]+[.D6])/[.H6]" office:value-type="float" office:value="0.307839388145315">
            <text:p>0,31</text:p>
          </table:table-cell>
          <table:table-cell table:formula="of:=([.$K$3]*[.F11]*(1-[.F11])/[.$K$5])+1" office:value-type="float" office:value="328.41849120203">
            <text:p>328,42</text:p>
          </table:table-cell>
          <table:table-cell table:number-columns-repeated="2"/>
          <table:table-cell office:value-type="string">
            <text:p>modified</text:p>
          </table:table-cell>
          <table:table-cell table:formula="of:=[.$C$6]/([.$C$6]+[.$G$6]+[.$E$6])" office:value-type="float" office:value="0.313131313131313">
            <text:p>0,31</text:p>
          </table:table-cell>
          <table:table-cell table:formula="of:=[.$C$6]/([.$C$6]+[.$E$6]+[.$F$6])" office:value-type="float" office:value="0.341597796143251">
            <text:p>0,34</text:p>
          </table:table-cell>
          <table:table-cell table:formula="of:=2*[.K11]*[.L11]/([.K11]+[.L11])" office:value-type="float" office:value="0.326745718050066">
            <text:p>0,33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>
            <draw:frame table:end-cell-address="Kombination.F34" table:end-x="1.009cm" table:end-y="0.331cm" draw:z-index="0" draw:style-name="gr1" svg:width="12.328cm" svg:height="9.195cm" svg:x="0.228cm" svg:y="0.169cm">
              <draw:object draw:notify-on-update-of-ranges="Kombination.B5:Kombination.B6 Kombination.C4:Kombination.C4 Kombination.C5:Kombination.C6 Kombination.D4:Kombination.D4 Kombination.D5:Kombination.D6 Kombination.E4:Kombination.E4 Kombination.E5:Kombination.E6 Kombination.F4:Kombination.F4 Kombination.F5:Kombination.F6 Kombination.G4:Kombination.G4 Kombination.G5:Kombination.G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5"/>
          <table:table-cell>
            <draw:frame table:end-cell-address="Kombination.J31" table:end-x="1.076cm" table:end-y="0.126cm" draw:z-index="1" draw:style-name="gr1" svg:width="8.969cm" svg:height="6.999cm" svg:x="2.109cm" svg:y="0.353cm">
              <draw:object draw:notify-on-update-of-ranges="Kombination.B10:Kombination.B11 Kombination.C9:Kombination.C9 Kombination.C10:Kombination.C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>
            <draw:frame table:end-cell-address="Kombination.P33" table:end-x="1.276cm" table:end-y="0.28cm" draw:z-index="3" draw:style-name="gr1" svg:width="13.136cm" svg:height="8.154cm" svg:x="1.689cm" svg:y="0.255cm">
              <draw:object draw:notify-on-update-of-ranges="Kombination.J9:Kombination.J9 Kombination.J10:Kombination.J11 Kombination.K9:Kombination.K9 Kombination.K10:Kombination.K11 Kombination.L9:Kombination.L9 Kombination.L10:Kombination.L11 Kombination.M9:Kombination.M9 Kombination.M10:Kombination.M1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/>
          <table:table-cell>
            <draw:frame table:end-cell-address="Kombination.E50" table:end-x="1.96cm" table:end-y="0.419cm" draw:z-index="2" draw:style-name="gr1" svg:width="8.999cm" svg:height="7.062cm" svg:x="1.411cm" svg:y="0.19cm">
              <draw:object draw:notify-on-update-of-ranges="Kombination.B5:Kombination.B6 Kombination.C4:Kombination.C4 Kombination.C5:Kombination.C6 Kombination.E4:Kombination.E4 Kombination.E5:Kombination.E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2"/>
        </table:table-row>
        <table:table-row table:style-name="ro3">
          <table:table-cell table:number-columns-repeated="10"/>
          <table:table-cell/>
          <table:table-cell office:value-type="string">
            <text:p>Preces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3">
          <table:table-cell table:number-columns-repeated="10"/>
          <table:table-cell office:value-type="string">
            <text:p>publish</text:p>
          </table:table-cell>
          <table:table-cell table:formula="of:=[.$C$5]/([.$C$5]+[.$E$5])" office:value-type="float" office:value="0.647773279352227">
            <text:p>0,65</text:p>
          </table:table-cell>
          <table:table-cell table:formula="of:=[.$C$5]/([.$C$5]+[.$E$5]+[.$F$5])" office:value-type="float" office:value="0.489296636085627">
            <text:p>0,49</text:p>
          </table:table-cell>
          <table:table-cell table:formula="of:=2*[.L37]*[.M37]/([.L37]+[.M37])" office:value-type="float" office:value="0.557491289198606">
            <text:p>0,56</text:p>
          </table:table-cell>
        </table:table-row>
        <table:table-row table:style-name="ro3">
          <table:table-cell table:number-columns-repeated="10"/>
          <table:table-cell office:value-type="string">
            <text:p>modified</text:p>
          </table:table-cell>
          <table:table-cell table:formula="of:=[.$C$6]/([.$C$6]+[.$E$6])" office:value-type="float" office:value="0.454212454212454">
            <text:p>0,45</text:p>
          </table:table-cell>
          <table:table-cell table:formula="of:=[.$C$6]/([.$C$6]+[.$E$6]+[.$F$6])" office:value-type="float" office:value="0.341597796143251">
            <text:p>0,34</text:p>
          </table:table-cell>
          <table:table-cell table:formula="of:=2*[.L38]*[.M38]/([.L38]+[.M38])" office:value-type="float" office:value="0.389937106918239">
            <text:p>0,3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>
            <draw:frame table:end-cell-address="Kombination.O59" table:end-x="2.17cm" table:end-y="0.333cm" draw:z-index="4" draw:style-name="gr1" svg:width="13.136cm" svg:height="8.154cm" svg:x="0.325cm" svg:y="0.308cm">
              <draw:object draw:notify-on-update-of-ranges="Kombination.K36:Kombination.K36 Kombination.K37:Kombination.K38 Kombination.L36:Kombination.L36 Kombination.L37:Kombination.L38 Kombination.M36:Kombination.M36 Kombination.M37:Kombination.M38 Kombination.N36:Kombination.N36 Kombination.N37:Kombination.N38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.05.2011</text:date>, <text:time>18:32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7T11:03:10.25</meta:creation-date>
    <dc:date>2011-05-07T18:32:29.99</dc:date>
    <meta:editing-duration>PT126H28M56S</meta:editing-duration>
    <meta:editing-cycles>12</meta:editing-cycles>
    <meta:generator>OpenOffice.org/3.2$Win32 OpenOffice.org_project/320m18$Build-9502</meta:generator>
    <meta:document-statistic meta:table-count="6" meta:cell-count="398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76cm" svg:height="6.96cm" xlink:href=".." chart:class="chart:bar" chart:style-name="ch1">
        <chart:legend chart:legend-position="top" svg:x="2.975cm" svg:y="0.139cm" chart:style-name="ch2"/>
        <chart:plot-area chart:style-name="ch3" table:cell-range-address="URL.B5:URL.C6 URL.B4:URL.C4 URL.E4:URL.E6" chart:data-source-has-labels="both" svg:x="0.193cm" svg:y="1.263cm" svg:width="9.097cm" svg:height="5.558cm">
          <chart:axis chart:dimension="x" chart:name="primary-x" chart:style-name="ch4">
            <chart:categories table:cell-range-address="URL.B5:URL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RL.C5:URL.C6" chart:label-cell-address="URL.C4:URL.C4" chart:class="chart:bar">
            <chart:data-point chart:repeated="2"/>
          </chart:series>
          <chart:series chart:style-name="ch8" chart:values-cell-range-address="URL.E5:URL.E6" chart:label-cell-address="URL.E4:URL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RL.C4:URL.C4">Richtig Gefunden</text:p>
              </table:table-cell>
              <table:table-cell office:value-type="string">
                <text:p text:id="URL.E4:URL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URL.B5:URL.B6">publish</text:p>
              </table:table-cell>
              <table:table-cell office:value-type="float" office:value="113">
                <text:p text:id="URL.C5:URL.C6">113</text:p>
              </table:table-cell>
              <table:table-cell office:value-type="float" office:value="7">
                <text:p text:id="URL.E5:URL.E6">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2.979cm" chart:style-name="ch2"/>
        <chart:plot-area chart:style-name="ch3" table:cell-range-address="Content.B9:Content.D11" chart:data-source-has-labels="both" svg:x="0.179cm" svg:y="0.14cm" svg:width="6.435cm" svg:height="6.58cm">
          <chart:axis chart:dimension="x" chart:name="primary-x" chart:style-name="ch4">
            <chart:categories table:cell-range-address="Content.B10:Content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nt.C10:Content.C11" chart:label-cell-address="Content.C9:Content.C9" chart:class="chart:bar">
            <chart:data-point chart:repeated="2"/>
          </chart:series>
          <chart:series chart:style-name="ch8" chart:values-cell-range-address="Content.D10:Content.D11" chart:label-cell-address="Content.D9:Content.D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ntent.C9:Content.C9">Accuracy </text:p>
              </table:table-cell>
              <table:table-cell office:value-type="string">
                <text:p text:id="Content.D9:Content.D9">Detection</text:p>
              </table:table-cell>
            </table:table-row>
          </table:table-header-rows>
          <table:table-rows>
            <table:table-row>
              <table:table-cell office:value-type="string">
                <text:p text:id="Content.B10:Content.B11">publish</text:p>
              </table:table-cell>
              <table:table-cell office:value-type="float" office:value="0.550669216061185">
                <text:p text:id="Content.C10:Content.C11">0.550669216061185</text:p>
              </table:table-cell>
              <table:table-cell office:value-type="float" office:value="0.607142857142857">
                <text:p text:id="Content.D10:Content.D11">0.60714285714285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470363288718929">
                <text:p>0.470363288718929</text:p>
              </table:table-cell>
              <table:table-cell office:value-type="float" office:value="0.60625">
                <text:p>0.606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33cc66"/>
      <style:text-properties fo:font-size="6pt" style:font-size-asian="6pt" style:font-size-complex="6pt"/>
    </style:style>
    <style:style style:name="ch9" style:family="chart" style:data-style-name="N0">
      <style:graphic-properties draw:fill-color="#c5000b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29cm" svg:height="9.196cm" xlink:href=".." chart:class="chart:bar" chart:style-name="ch1">
        <chart:legend chart:legend-position="top" svg:x="1.955cm" svg:y="0.183cm" chart:style-name="ch2"/>
        <chart:plot-area chart:style-name="ch3" table:cell-range-address="Kombination.B4:Kombination.G6" chart:data-source-has-labels="both" svg:x="0.246cm" svg:y="2.148cm" svg:width="11.591cm" svg:height="6.865cm">
          <chart:axis chart:dimension="x" chart:name="primary-x" chart:style-name="ch4">
            <chart:categories table:cell-range-address="Kombination.B5:Kombination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C5:Kombination.C6" chart:label-cell-address="Kombination.C4:Kombination.C4" chart:class="chart:bar">
            <chart:data-point chart:repeated="2"/>
          </chart:series>
          <chart:series chart:style-name="ch8" chart:values-cell-range-address="Kombination.D5:Kombination.D6" chart:label-cell-address="Kombination.D4:Kombination.D4" chart:class="chart:bar">
            <chart:data-point chart:repeated="2"/>
          </chart:series>
          <chart:series chart:style-name="ch9" chart:values-cell-range-address="Kombination.E5:Kombination.E6" chart:label-cell-address="Kombination.E4:Kombination.E4" chart:class="chart:bar">
            <chart:data-point chart:repeated="2"/>
          </chart:series>
          <chart:series chart:style-name="ch10" chart:values-cell-range-address="Kombination.F5:Kombination.F6" chart:label-cell-address="Kombination.F4:Kombination.F4" chart:class="chart:bar">
            <chart:data-point chart:repeated="2"/>
          </chart:series>
          <chart:series chart:style-name="ch11" chart:values-cell-range-address="Kombination.G5:Kombination.G6" chart:label-cell-address="Kombination.G4:Kombination.G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C4:Kombination.C4">Richtig Gefunden</text:p>
              </table:table-cell>
              <table:table-cell office:value-type="string">
                <text:p text:id="Kombination.D4:Kombination.D4">Nicht Vorhande Richtig</text:p>
              </table:table-cell>
              <table:table-cell office:value-type="string">
                <text:p text:id="Kombination.E4:Kombination.E4">Falsch Gefunden</text:p>
              </table:table-cell>
              <table:table-cell office:value-type="string">
                <text:p text:id="Kombination.F4:Kombination.F4">Vorhanden Falsch</text:p>
              </table:table-cell>
              <table:table-cell office:value-type="string">
                <text:p text:id="Kombination.G4:Kombination.G4">Nicht Vorhanden Falsch</text:p>
              </table:table-cell>
            </table:table-row>
          </table:table-header-rows>
          <table:table-rows>
            <table:table-row>
              <table:table-cell office:value-type="string">
                <text:p text:id="Kombination.B5:Kombination.B6">publish</text:p>
              </table:table-cell>
              <table:table-cell office:value-type="float" office:value="160">
                <text:p text:id="Kombination.C5:Kombination.C6">160</text:p>
              </table:table-cell>
              <table:table-cell office:value-type="float" office:value="51">
                <text:p text:id="Kombination.D5:Kombination.D6">51</text:p>
              </table:table-cell>
              <table:table-cell office:value-type="float" office:value="87">
                <text:p text:id="Kombination.E5:Kombination.E6">87</text:p>
              </table:table-cell>
              <table:table-cell office:value-type="float" office:value="80">
                <text:p text:id="Kombination.F5:Kombination.F6">80</text:p>
              </table:table-cell>
              <table:table-cell office:value-type="float" office:value="145">
                <text:p text:id="Kombination.G5:Kombination.G6">145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24">
                <text:p>124</text:p>
              </table:table-cell>
              <table:table-cell office:value-type="float" office:value="37">
                <text:p>37</text:p>
              </table:table-cell>
              <table:table-cell office:value-type="float" office:value="149">
                <text:p>149</text:p>
              </table:table-cell>
              <table:table-cell office:value-type="float" office:value="90">
                <text:p>90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Kombination.B9:Kombination.C11" chart:data-source-has-labels="both" svg:x="0.179cm" svg:y="0.14cm" svg:width="6.435cm" svg:height="6.58cm">
          <chart:axis chart:dimension="x" chart:name="primary-x" chart:style-name="ch4">
            <chart:categories table:cell-range-address="Kombination.B10:Kombination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C10:Kombination.C11" chart:label-cell-address="Kombination.C9:Kombination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C9:Kombination.C9">Accuracy </text:p>
              </table:table-cell>
            </table:table-row>
          </table:table-header-rows>
          <table:table-rows>
            <table:table-row>
              <table:table-cell office:value-type="string">
                <text:p text:id="Kombination.B10:Kombination.B11">publish</text:p>
              </table:table-cell>
              <table:table-cell office:value-type="float" office:value="0.403441682600382">
                <text:p text:id="Kombination.C10:Kombination.C11">0.403441682600382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307839388145315">
                <text:p>0.3078393881453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.055cm" xlink:href=".." chart:class="chart:bar" chart:style-name="ch1">
        <chart:legend chart:legend-position="top" svg:x="2.137cm" svg:y="0.141cm" chart:style-name="ch2"/>
        <chart:plot-area chart:style-name="ch3" table:cell-range-address="Kombination.B5:Kombination.C6 Kombination.B4:Kombination.C4 Kombination.E4:Kombination.E6" chart:data-source-has-labels="both" svg:x="0.16cm" svg:y="1.267cm" svg:width="7.52cm" svg:height="5.647cm">
          <chart:axis chart:dimension="x" chart:name="primary-x" chart:style-name="ch4">
            <chart:categories table:cell-range-address="Kombination.B5:Kombination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C5:Kombination.C6" chart:label-cell-address="Kombination.C4:Kombination.C4" chart:class="chart:bar">
            <chart:data-point chart:repeated="2"/>
          </chart:series>
          <chart:series chart:style-name="ch8" chart:values-cell-range-address="Kombination.E5:Kombination.E6" chart:label-cell-address="Kombination.E4:Kombination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C4:Kombination.C4">Richtig Gefunden</text:p>
              </table:table-cell>
              <table:table-cell office:value-type="string">
                <text:p text:id="Kombination.E4:Kombination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Kombination.B5:Kombination.B6">publish</text:p>
              </table:table-cell>
              <table:table-cell office:value-type="float" office:value="160">
                <text:p text:id="Kombination.C5:Kombination.C6">160</text:p>
              </table:table-cell>
              <table:table-cell office:value-type="float" office:value="87">
                <text:p text:id="Kombination.E5:Kombination.E6">8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24">
                <text:p>124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URL.J9:URL.M11" chart:data-source-has-labels="both" svg:x="0.262cm" svg:y="0.941cm" svg:width="12.351cm" svg:height="7.051cm">
          <chart:axis chart:dimension="x" chart:name="primary-x" chart:style-name="ch4">
            <chart:categories table:cell-range-address="URL.J10:URL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RL.K10:URL.K11" chart:label-cell-address="URL.K9:URL.K9" chart:class="chart:bar">
            <chart:data-point chart:repeated="2"/>
          </chart:series>
          <chart:series chart:style-name="ch8" chart:values-cell-range-address="URL.L10:URL.L11" chart:label-cell-address="URL.L9:URL.L9" chart:class="chart:bar">
            <chart:data-point chart:repeated="2"/>
          </chart:series>
          <chart:series chart:style-name="ch9" chart:values-cell-range-address="URL.M10:URL.M11" chart:label-cell-address="URL.M9:URL.M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RL.K9:URL.K9">Precession</text:p>
              </table:table-cell>
              <table:table-cell office:value-type="string">
                <text:p text:id="URL.L9:URL.L9">Recall</text:p>
              </table:table-cell>
              <table:table-cell office:value-type="string">
                <text:p text:id="URL.M9:URL.M9">F1</text:p>
              </table:table-cell>
            </table:table-row>
          </table:table-header-rows>
          <table:table-rows>
            <table:table-row>
              <table:table-cell office:value-type="string">
                <text:p text:id="URL.J10:URL.J11">publish</text:p>
              </table:table-cell>
              <table:table-cell office:value-type="float" office:value="0.941666666666667">
                <text:p text:id="URL.K10:URL.K11">0.941666666666667</text:p>
              </table:table-cell>
              <table:table-cell office:value-type="float" office:value="0.941666666666667">
                <text:p text:id="URL.L10:URL.L11">0.941666666666667</text:p>
              </table:table-cell>
              <table:table-cell office:value-type="float" office:value="0.941666666666667">
                <text:p text:id="URL.M10:URL.M11">0.94166666666666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610619469026549">
                <text:p>0.610619469026549</text:p>
              </table:table-cell>
              <table:table-cell office:value-type="float" office:value="0.610619469026549">
                <text:p>0.610619469026549</text:p>
              </table:table-cell>
              <table:table-cell office:value-type="float" office:value="0.610619469026549">
                <text:p>0.6106194690265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HTTP.K9:HTTP.N11" chart:data-source-has-labels="both" svg:x="0.262cm" svg:y="0.941cm" svg:width="12.351cm" svg:height="7.051cm">
          <chart:axis chart:dimension="x" chart:name="primary-x" chart:style-name="ch4">
            <chart:categories table:cell-range-address="HTTP.K10:HTTP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TTP.L10:HTTP.L11" chart:label-cell-address="HTTP.L9:HTTP.L9" chart:class="chart:bar">
            <chart:data-point chart:repeated="2"/>
          </chart:series>
          <chart:series chart:style-name="ch8" chart:values-cell-range-address="HTTP.M10:HTTP.M11" chart:label-cell-address="HTTP.M9:HTTP.M9" chart:class="chart:bar">
            <chart:data-point chart:repeated="2"/>
          </chart:series>
          <chart:series chart:style-name="ch9" chart:values-cell-range-address="HTTP.N10:HTTP.N11" chart:label-cell-address="HTTP.N9:HTTP.N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TTP.L9:HTTP.L9">Precession</text:p>
              </table:table-cell>
              <table:table-cell office:value-type="string">
                <text:p text:id="HTTP.M9:HTTP.M9">Recall</text:p>
              </table:table-cell>
              <table:table-cell office:value-type="string">
                <text:p text:id="HTTP.N9:HTTP.N9">F1</text:p>
              </table:table-cell>
            </table:table-row>
          </table:table-header-rows>
          <table:table-rows>
            <table:table-row>
              <table:table-cell office:value-type="string">
                <text:p text:id="HTTP.K10:HTTP.K11">publish</text:p>
              </table:table-cell>
              <table:table-cell office:value-type="float" office:value="0.0944881889763779">
                <text:p text:id="HTTP.L10:HTTP.L11">0.0944881889763779</text:p>
              </table:table-cell>
              <table:table-cell office:value-type="float" office:value="0.0555555555555556">
                <text:p text:id="HTTP.M10:HTTP.M11">0.0555555555555556</text:p>
              </table:table-cell>
              <table:table-cell office:value-type="float" office:value="0.0699708454810496">
                <text:p text:id="HTTP.N10:HTTP.N11">0.0699708454810496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246478873239437">
                <text:p>0.246478873239437</text:p>
              </table:table-cell>
              <table:table-cell office:value-type="float" office:value="0.152838427947598">
                <text:p>0.152838427947598</text:p>
              </table:table-cell>
              <table:table-cell office:value-type="float" office:value="0.188679245283019">
                <text:p>0.1886792452830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Head.J9:Head.M11" chart:data-source-has-labels="both" svg:x="0.262cm" svg:y="0.941cm" svg:width="12.351cm" svg:height="7.051cm">
          <chart:axis chart:dimension="x" chart:name="primary-x" chart:style-name="ch4">
            <chart:categories table:cell-range-address="Head.J10:Head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d.K10:Head.K11" chart:label-cell-address="Head.K9:Head.K9" chart:class="chart:bar">
            <chart:data-point chart:repeated="2"/>
          </chart:series>
          <chart:series chart:style-name="ch8" chart:values-cell-range-address="Head.L10:Head.L11" chart:label-cell-address="Head.L9:Head.L9" chart:class="chart:bar">
            <chart:data-point chart:repeated="2"/>
          </chart:series>
          <chart:series chart:style-name="ch9" chart:values-cell-range-address="Head.M10:Head.M11" chart:label-cell-address="Head.M9:Head.M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ead.K9:Head.K9">Precession</text:p>
              </table:table-cell>
              <table:table-cell office:value-type="string">
                <text:p text:id="Head.L9:Head.L9">Recall</text:p>
              </table:table-cell>
              <table:table-cell office:value-type="string">
                <text:p text:id="Head.M9:Head.M9">F1</text:p>
              </table:table-cell>
            </table:table-row>
          </table:table-header-rows>
          <table:table-rows>
            <table:table-row>
              <table:table-cell office:value-type="string">
                <text:p text:id="Head.J10:Head.J11">publish</text:p>
              </table:table-cell>
              <table:table-cell office:value-type="float" office:value="0.798076923076923">
                <text:p text:id="Head.K10:Head.K11">0.798076923076923</text:p>
              </table:table-cell>
              <table:table-cell office:value-type="float" office:value="0.798076923076923">
                <text:p text:id="Head.L10:Head.L11">0.798076923076923</text:p>
              </table:table-cell>
              <table:table-cell office:value-type="float" office:value="0.798076923076923">
                <text:p text:id="Head.M10:Head.M11">0.798076923076923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717868338557994">
                <text:p>0.717868338557994</text:p>
              </table:table-cell>
              <table:table-cell office:value-type="float" office:value="0.717868338557994">
                <text:p>0.717868338557994</text:p>
              </table:table-cell>
              <table:table-cell office:value-type="float" office:value="0.717868338557994">
                <text:p>0.7178683385579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Structur.J9:Structur.M11" chart:data-source-has-labels="both" svg:x="0.262cm" svg:y="0.941cm" svg:width="12.351cm" svg:height="7.051cm">
          <chart:axis chart:dimension="x" chart:name="primary-x" chart:style-name="ch4">
            <chart:categories table:cell-range-address="Structur.J10:Structur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.K10:Structur.K11" chart:label-cell-address="Structur.K9:Structur.K9" chart:class="chart:bar">
            <chart:data-point chart:repeated="2"/>
          </chart:series>
          <chart:series chart:style-name="ch8" chart:values-cell-range-address="Structur.L10:Structur.L11" chart:label-cell-address="Structur.L9:Structur.L9" chart:class="chart:bar">
            <chart:data-point chart:repeated="2"/>
          </chart:series>
          <chart:series chart:style-name="ch9" chart:values-cell-range-address="Structur.M10:Structur.M11" chart:label-cell-address="Structur.M9:Structur.M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ructur.K9:Structur.K9">Precession</text:p>
              </table:table-cell>
              <table:table-cell office:value-type="string">
                <text:p text:id="Structur.L9:Structur.L9">Recall</text:p>
              </table:table-cell>
              <table:table-cell office:value-type="string">
                <text:p text:id="Structur.M9:Structur.M9">F1</text:p>
              </table:table-cell>
            </table:table-row>
          </table:table-header-rows>
          <table:table-rows>
            <table:table-row>
              <table:table-cell office:value-type="string">
                <text:p text:id="Structur.J10:Structur.J11">publish</text:p>
              </table:table-cell>
              <table:table-cell office:value-type="float" office:value="0.316455696202532">
                <text:p text:id="Structur.K10:Structur.K11">0.316455696202532</text:p>
              </table:table-cell>
              <table:table-cell office:value-type="float" office:value="0.0764525993883792">
                <text:p text:id="Structur.L10:Structur.L11">0.0764525993883792</text:p>
              </table:table-cell>
              <table:table-cell office:value-type="float" office:value="0.123152709359606">
                <text:p text:id="Structur.M10:Structur.M11">0.123152709359606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151898734177215">
                <text:p>0.151898734177215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0542986425339367">
                <text:p>0.05429864253393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Content.J9:Content.M11" chart:data-source-has-labels="both" svg:x="0.262cm" svg:y="0.941cm" svg:width="12.351cm" svg:height="7.051cm">
          <chart:axis chart:dimension="x" chart:name="primary-x" chart:style-name="ch4">
            <chart:categories table:cell-range-address="Content.J10:Content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nt.K10:Content.K11" chart:label-cell-address="Content.K9:Content.K9" chart:class="chart:bar">
            <chart:data-point chart:repeated="2"/>
          </chart:series>
          <chart:series chart:style-name="ch8" chart:values-cell-range-address="Content.L10:Content.L11" chart:label-cell-address="Content.L9:Content.L9" chart:class="chart:bar">
            <chart:data-point chart:repeated="2"/>
          </chart:series>
          <chart:series chart:style-name="ch9" chart:values-cell-range-address="Content.M10:Content.M11" chart:label-cell-address="Content.M9:Content.M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ntent.K9:Content.K9">Precession</text:p>
              </table:table-cell>
              <table:table-cell office:value-type="string">
                <text:p text:id="Content.L9:Content.L9">Recall</text:p>
              </table:table-cell>
              <table:table-cell office:value-type="string">
                <text:p text:id="Content.M9:Content.M9">F1</text:p>
              </table:table-cell>
            </table:table-row>
          </table:table-header-rows>
          <table:table-rows>
            <table:table-row>
              <table:table-cell office:value-type="string">
                <text:p text:id="Content.J10:Content.J11">publish</text:p>
              </table:table-cell>
              <table:table-cell office:value-type="float" office:value="0.459239130434783">
                <text:p text:id="Content.K10:Content.K11">0.459239130434783</text:p>
              </table:table-cell>
              <table:table-cell office:value-type="float" office:value="0.516819571865443">
                <text:p text:id="Content.L10:Content.L11">0.516819571865443</text:p>
              </table:table-cell>
              <table:table-cell office:value-type="float" office:value="0.486330935251799">
                <text:p text:id="Content.M10:Content.M11">0.486330935251799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404891304347826">
                <text:p>0.404891304347826</text:p>
              </table:table-cell>
              <table:table-cell office:value-type="float" office:value="0.410468319559229">
                <text:p>0.410468319559229</text:p>
              </table:table-cell>
              <table:table-cell office:value-type="float" office:value="0.40766073871409">
                <text:p>0.4076607387140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Kombination.J9:Kombination.M11" chart:data-source-has-labels="both" svg:x="0.262cm" svg:y="0.941cm" svg:width="12.351cm" svg:height="7.051cm">
          <chart:axis chart:dimension="x" chart:name="primary-x" chart:style-name="ch4">
            <chart:categories table:cell-range-address="Kombination.J10:Kombination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K10:Kombination.K11" chart:label-cell-address="Kombination.K9:Kombination.K9" chart:class="chart:bar">
            <chart:data-point chart:repeated="2"/>
          </chart:series>
          <chart:series chart:style-name="ch8" chart:values-cell-range-address="Kombination.L10:Kombination.L11" chart:label-cell-address="Kombination.L9:Kombination.L9" chart:class="chart:bar">
            <chart:data-point chart:repeated="2"/>
          </chart:series>
          <chart:series chart:style-name="ch9" chart:values-cell-range-address="Kombination.M10:Kombination.M11" chart:label-cell-address="Kombination.M9:Kombination.M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K9:Kombination.K9">Precession</text:p>
              </table:table-cell>
              <table:table-cell office:value-type="string">
                <text:p text:id="Kombination.L9:Kombination.L9">Recall</text:p>
              </table:table-cell>
              <table:table-cell office:value-type="string">
                <text:p text:id="Kombination.M9:Kombination.M9">F1</text:p>
              </table:table-cell>
            </table:table-row>
          </table:table-header-rows>
          <table:table-rows>
            <table:table-row>
              <table:table-cell office:value-type="string">
                <text:p text:id="Kombination.J10:Kombination.J11">publish</text:p>
              </table:table-cell>
              <table:table-cell office:value-type="float" office:value="0.408163265306122">
                <text:p text:id="Kombination.K10:Kombination.K11">0.408163265306122</text:p>
              </table:table-cell>
              <table:table-cell office:value-type="float" office:value="0.489296636085627">
                <text:p text:id="Kombination.L10:Kombination.L11">0.489296636085627</text:p>
              </table:table-cell>
              <table:table-cell office:value-type="float" office:value="0.445062586926287">
                <text:p text:id="Kombination.M10:Kombination.M11">0.44506258692628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341597796143251">
                <text:p>0.341597796143251</text:p>
              </table:table-cell>
              <table:table-cell office:value-type="float" office:value="0.326745718050066">
                <text:p>0.3267457180500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URL.B9:URL.C11" chart:data-source-has-labels="both" svg:x="0.179cm" svg:y="0.14cm" svg:width="6.435cm" svg:height="6.58cm">
          <chart:axis chart:dimension="x" chart:name="primary-x" chart:style-name="ch4">
            <chart:categories table:cell-range-address="URL.B10:URL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RL.C10:URL.C11" chart:label-cell-address="URL.C9:URL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RL.C9:URL.C9">Accuracy </text:p>
              </table:table-cell>
            </table:table-row>
          </table:table-header-rows>
          <table:table-rows>
            <table:table-row>
              <table:table-cell office:value-type="string">
                <text:p text:id="URL.B10:URL.B11">publish</text:p>
              </table:table-cell>
              <table:table-cell office:value-type="float" office:value="0.941666666666667">
                <text:p text:id="URL.C10:URL.C11">0.94166666666666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610619469026549">
                <text:p>0.610619469026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text-properties fo:font-size="6pt" style:font-size-asian="6pt" style:font-size-complex="6pt"/>
    </style:style>
    <style:style style:name="ch8" style:family="chart" style:data-style-name="N0">
      <style:graphic-properties draw:fill-color="#94bd5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7cm" svg:height="8.155cm" xlink:href=".." chart:class="chart:bar" chart:style-name="ch1">
        <chart:legend chart:legend-position="top" svg:x="4.449cm" svg:y="0.163cm" chart:style-name="ch2"/>
        <chart:plot-area chart:style-name="ch3" table:cell-range-address="Kombination.K36:Kombination.N38" chart:data-source-has-labels="both" svg:x="0.262cm" svg:y="0.941cm" svg:width="12.351cm" svg:height="7.051cm">
          <chart:axis chart:dimension="x" chart:name="primary-x" chart:style-name="ch4">
            <chart:categories table:cell-range-address="Kombination.K37:Kombination.K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mbination.L37:Kombination.L38" chart:label-cell-address="Kombination.L36:Kombination.L36" chart:class="chart:bar">
            <chart:data-point chart:repeated="2"/>
          </chart:series>
          <chart:series chart:style-name="ch8" chart:values-cell-range-address="Kombination.M37:Kombination.M38" chart:label-cell-address="Kombination.M36:Kombination.M36" chart:class="chart:bar">
            <chart:data-point chart:repeated="2"/>
          </chart:series>
          <chart:series chart:style-name="ch9" chart:values-cell-range-address="Kombination.N37:Kombination.N38" chart:label-cell-address="Kombination.N36:Kombination.N36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Kombination.L36:Kombination.L36">Precession</text:p>
              </table:table-cell>
              <table:table-cell office:value-type="string">
                <text:p text:id="Kombination.M36:Kombination.M36">Recall</text:p>
              </table:table-cell>
              <table:table-cell office:value-type="string">
                <text:p text:id="Kombination.N36:Kombination.N36">F1</text:p>
              </table:table-cell>
            </table:table-row>
          </table:table-header-rows>
          <table:table-rows>
            <table:table-row>
              <table:table-cell office:value-type="string">
                <text:p text:id="Kombination.K37:Kombination.K38">publish</text:p>
              </table:table-cell>
              <table:table-cell office:value-type="float" office:value="0.647773279352227">
                <text:p text:id="Kombination.L37:Kombination.L38">0.647773279352227</text:p>
              </table:table-cell>
              <table:table-cell office:value-type="float" office:value="0.489296636085627">
                <text:p text:id="Kombination.M37:Kombination.M38">0.489296636085627</text:p>
              </table:table-cell>
              <table:table-cell office:value-type="float" office:value="0.557491289198606">
                <text:p text:id="Kombination.N37:Kombination.N38">0.557491289198606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454212454212454">
                <text:p>0.454212454212454</text:p>
              </table:table-cell>
              <table:table-cell office:value-type="float" office:value="0.341597796143251">
                <text:p>0.341597796143251</text:p>
              </table:table-cell>
              <table:table-cell office:value-type="float" office:value="0.389937106918239">
                <text:p>0.38993710691823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8cm" svg:height="6.968cm" xlink:href=".." chart:class="chart:bar" chart:style-name="ch1">
        <chart:legend chart:legend-position="top" svg:x="2.977cm" svg:y="0.139cm" chart:style-name="ch2"/>
        <chart:plot-area chart:style-name="ch3" table:cell-range-address="HTTP.B5:HTTP.C6 HTTP.B4:HTTP.C4 HTTP.E4:HTTP.E6" chart:data-source-has-labels="both" svg:x="0.193cm" svg:y="1.263cm" svg:width="9.101cm" svg:height="5.566cm">
          <chart:axis chart:dimension="x" chart:name="primary-x" chart:style-name="ch4">
            <chart:categories table:cell-range-address="HTTP.B5:HTTP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TTP.C5:HTTP.C6" chart:label-cell-address="HTTP.C4:HTTP.C4" chart:class="chart:bar">
            <chart:data-point chart:repeated="2"/>
          </chart:series>
          <chart:series chart:style-name="ch8" chart:values-cell-range-address="HTTP.E5:HTTP.E6" chart:label-cell-address="HTTP.E4:HTTP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TTP.C4:HTTP.C4">Richtig Gefunden</text:p>
              </table:table-cell>
              <table:table-cell office:value-type="string">
                <text:p text:id="HTTP.E4:HTTP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HTTP.B5:HTTP.B6">publish</text:p>
              </table:table-cell>
              <table:table-cell office:value-type="float" office:value="12">
                <text:p text:id="HTTP.C5:HTTP.C6">12</text:p>
              </table:table-cell>
              <table:table-cell office:value-type="float" office:value="115">
                <text:p text:id="HTTP.E5:HTTP.E6">115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HTTP.B9:HTTP.C11" chart:data-source-has-labels="both" svg:x="0.179cm" svg:y="0.14cm" svg:width="6.435cm" svg:height="6.58cm">
          <chart:axis chart:dimension="x" chart:name="primary-x" chart:style-name="ch4">
            <chart:categories table:cell-range-address="HTTP.B10:HTTP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TTP.C10:HTTP.C11" chart:label-cell-address="HTTP.C9:HTTP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TTP.C9:HTTP.C9">Accuracy </text:p>
              </table:table-cell>
            </table:table-row>
          </table:table-header-rows>
          <table:table-rows>
            <table:table-row>
              <table:table-cell office:value-type="string">
                <text:p text:id="HTTP.B10:HTTP.B11">publish</text:p>
              </table:table-cell>
              <table:table-cell office:value-type="float" office:value="0.0555555555555556">
                <text:p text:id="HTTP.C10:HTTP.C11">0.0555555555555556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152838427947598">
                <text:p>0.152838427947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c5000b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76cm" svg:height="6.96cm" xlink:href=".." chart:class="chart:bar" chart:style-name="ch1">
        <chart:legend chart:legend-position="top" svg:x="2.975cm" svg:y="0.139cm" chart:style-name="ch2"/>
        <chart:plot-area chart:style-name="ch3" table:cell-range-address="Head.B5:Head.C6 Head.B4:Head.C4 Head.E4:Head.E6" chart:data-source-has-labels="both" svg:x="0.193cm" svg:y="1.263cm" svg:width="9.097cm" svg:height="5.558cm">
          <chart:axis chart:dimension="x" chart:name="primary-x" chart:style-name="ch4">
            <chart:categories table:cell-range-address="Head.B5:Head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d.C5:Head.C6" chart:label-cell-address="Head.C4:Head.C4" chart:class="chart:bar">
            <chart:data-point chart:repeated="2"/>
          </chart:series>
          <chart:series chart:style-name="ch8" chart:values-cell-range-address="Head.E5:Head.E6" chart:label-cell-address="Head.E4:Head.E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ead.C4:Head.C4">Richtig Gefunden</text:p>
              </table:table-cell>
              <table:table-cell office:value-type="string">
                <text:p text:id="Head.E4:Head.E4">Falsch Gefunden</text:p>
              </table:table-cell>
            </table:table-row>
          </table:table-header-rows>
          <table:table-rows>
            <table:table-row>
              <table:table-cell office:value-type="string">
                <text:p text:id="Head.B5:Head.B6">publish</text:p>
              </table:table-cell>
              <table:table-cell office:value-type="float" office:value="249">
                <text:p text:id="Head.C5:Head.C6">249</text:p>
              </table:table-cell>
              <table:table-cell office:value-type="float" office:value="63">
                <text:p text:id="Head.E5:Head.E6">63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7cm" svg:height="7cm" xlink:href=".." chart:class="chart:bar" chart:style-name="ch1">
        <chart:legend chart:legend-position="end" svg:x="6.792cm" svg:y="3.192cm" chart:style-name="ch2"/>
        <chart:plot-area chart:style-name="ch3" table:cell-range-address="Head.B9:Head.C11" chart:data-source-has-labels="both" svg:x="0.179cm" svg:y="0.14cm" svg:width="6.435cm" svg:height="6.58cm">
          <chart:axis chart:dimension="x" chart:name="primary-x" chart:style-name="ch4">
            <chart:categories table:cell-range-address="Head.B10:Head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d.C10:Head.C11" chart:label-cell-address="Head.C9:Head.C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ead.C9:Head.C9">Accuracy </text:p>
              </table:table-cell>
            </table:table-row>
          </table:table-header-rows>
          <table:table-rows>
            <table:table-row>
              <table:table-cell office:value-type="string">
                <text:p text:id="Head.B10:Head.B11">publish</text:p>
              </table:table-cell>
              <table:table-cell office:value-type="float" office:value="0.798076923076923">
                <text:p text:id="Head.C10:Head.C11">0.798076923076923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717868338557994">
                <text:p>0.7178683385579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33cc66"/>
      <style:text-properties fo:font-size="6pt" style:font-size-asian="6pt" style:font-size-complex="6pt"/>
    </style:style>
    <style:style style:name="ch9" style:family="chart" style:data-style-name="N0">
      <style:graphic-properties draw:fill-color="#c5000b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51cm" svg:height="9.15cm" xlink:href=".." chart:class="chart:bar" chart:style-name="ch1">
        <chart:legend chart:legend-position="top" svg:x="1.816cm" svg:y="0.183cm" chart:style-name="ch2"/>
        <chart:plot-area chart:style-name="ch3" table:cell-range-address="Structur.B4:Structur.G6" chart:data-source-has-labels="both" svg:x="0.241cm" svg:y="2.148cm" svg:width="11.328cm" svg:height="6.819cm">
          <chart:axis chart:dimension="x" chart:name="primary-x" chart:style-name="ch4">
            <chart:categories table:cell-range-address="Structur.B5:Structu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.C5:Structur.C6" chart:label-cell-address="Structur.C4:Structur.C4" chart:class="chart:bar">
            <chart:data-point chart:repeated="2"/>
          </chart:series>
          <chart:series chart:style-name="ch8" chart:values-cell-range-address="Structur.D5:Structur.D6" chart:label-cell-address="Structur.D4:Structur.D4" chart:class="chart:bar">
            <chart:data-point chart:repeated="2"/>
          </chart:series>
          <chart:series chart:style-name="ch9" chart:values-cell-range-address="Structur.E5:Structur.E6" chart:label-cell-address="Structur.E4:Structur.E4" chart:class="chart:bar">
            <chart:data-point chart:repeated="2"/>
          </chart:series>
          <chart:series chart:style-name="ch10" chart:values-cell-range-address="Structur.F5:Structur.F6" chart:label-cell-address="Structur.F4:Structur.F4" chart:class="chart:bar">
            <chart:data-point chart:repeated="2"/>
          </chart:series>
          <chart:series chart:style-name="ch11" chart:values-cell-range-address="Structur.G5:Structur.G6" chart:label-cell-address="Structur.G4:Structur.G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ructur.C4:Structur.C4">Richtig Gefunden</text:p>
              </table:table-cell>
              <table:table-cell office:value-type="string">
                <text:p text:id="Structur.D4:Structur.D4">Nicht Vorhande Richtig</text:p>
              </table:table-cell>
              <table:table-cell office:value-type="string">
                <text:p text:id="Structur.E4:Structur.E4">Falsch Gefunden</text:p>
              </table:table-cell>
              <table:table-cell office:value-type="string">
                <text:p text:id="Structur.F4:Structur.F4">Vorhanden Falsch</text:p>
              </table:table-cell>
              <table:table-cell office:value-type="string">
                <text:p text:id="Structur.G4:Structur.G4">Nicht Vorhanden Falsch</text:p>
              </table:table-cell>
            </table:table-row>
          </table:table-header-rows>
          <table:table-rows>
            <table:table-row>
              <table:table-cell office:value-type="string">
                <text:p text:id="Structur.B5:Structur.B6">publish</text:p>
              </table:table-cell>
              <table:table-cell office:value-type="float" office:value="25">
                <text:p text:id="Structur.C5:Structur.C6">25</text:p>
              </table:table-cell>
              <table:table-cell office:value-type="float" office:value="176">
                <text:p text:id="Structur.D5:Structur.D6">176</text:p>
              </table:table-cell>
              <table:table-cell office:value-type="float" office:value="34">
                <text:p text:id="Structur.E5:Structur.E6">34</text:p>
              </table:table-cell>
              <table:table-cell office:value-type="float" office:value="268">
                <text:p text:id="Structur.F5:Structur.F6">268</text:p>
              </table:table-cell>
              <table:table-cell office:value-type="float" office:value="20">
                <text:p text:id="Structur.G5:Structur.G6">20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53">
                <text:p>53</text:p>
              </table:table-cell>
              <table:table-cell office:value-type="float" office:value="298">
                <text:p>29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7cm" svg:height="7.001cm" xlink:href=".." chart:class="chart:bar" chart:style-name="ch1">
        <chart:legend chart:legend-position="end" svg:x="6.792cm" svg:y="2.979cm" chart:style-name="ch2"/>
        <chart:plot-area chart:style-name="ch3" table:cell-range-address="Structur.B9:Structur.D11" chart:data-source-has-labels="both" svg:x="0.179cm" svg:y="0.14cm" svg:width="6.435cm" svg:height="6.581cm">
          <chart:axis chart:dimension="x" chart:name="primary-x" chart:style-name="ch4">
            <chart:categories table:cell-range-address="Structur.B10:Structur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.C10:Structur.C11" chart:label-cell-address="Structur.C9:Structur.C9" chart:class="chart:bar">
            <chart:data-point chart:repeated="2"/>
          </chart:series>
          <chart:series chart:style-name="ch8" chart:values-cell-range-address="Structur.D10:Structur.D11" chart:label-cell-address="Structur.D9:Structur.D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ructur.C9:Structur.C9">Accuracy </text:p>
              </table:table-cell>
              <table:table-cell office:value-type="string">
                <text:p text:id="Structur.D9:Structur.D9">Detection</text:p>
              </table:table-cell>
            </table:table-row>
          </table:table-header-rows>
          <table:table-rows>
            <table:table-row>
              <table:table-cell office:value-type="string">
                <text:p text:id="Structur.B10:Structur.B11">publish</text:p>
              </table:table-cell>
              <table:table-cell office:value-type="float" office:value="0.384321223709369">
                <text:p text:id="Structur.C10:Structur.C11">0.384321223709369</text:p>
              </table:table-cell>
              <table:table-cell office:value-type="float" office:value="0.897959183673469">
                <text:p text:id="Structur.D10:Structur.D11">0.897959183673469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302103250478011">
                <text:p>0.302103250478011</text:p>
              </table:table-cell>
              <table:table-cell office:value-type="float" office:value="0.9125">
                <text:p>0.91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svg:stroke-color="#008080" draw:fill-color="#00ae00"/>
      <style:text-properties fo:font-size="6pt" style:font-size-asian="6pt" style:font-size-complex="6pt"/>
    </style:style>
    <style:style style:name="ch8" style:family="chart" style:data-style-name="N0">
      <style:graphic-properties draw:fill-color="#33cc66"/>
      <style:text-properties fo:font-size="6pt" style:font-size-asian="6pt" style:font-size-complex="6pt"/>
    </style:style>
    <style:style style:name="ch9" style:family="chart" style:data-style-name="N0">
      <style:graphic-properties draw:fill-color="#c5000b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83cm" svg:height="8.793cm" xlink:href=".." chart:class="chart:bar" chart:style-name="ch1">
        <chart:legend chart:legend-position="top" svg:x="1.512cm" svg:y="0.175cm" chart:style-name="ch2"/>
        <chart:plot-area chart:style-name="ch3" table:cell-range-address="Content.B4:Content.G6" chart:data-source-has-labels="both" svg:x="0.225cm" svg:y="2.132cm" svg:width="10.608cm" svg:height="6.486cm">
          <chart:axis chart:dimension="x" chart:name="primary-x" chart:style-name="ch4">
            <chart:categories table:cell-range-address="Content.B5:Content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nt.C5:Content.C6" chart:label-cell-address="Content.C4:Content.C4" chart:class="chart:bar">
            <chart:data-point chart:repeated="2"/>
          </chart:series>
          <chart:series chart:style-name="ch8" chart:values-cell-range-address="Content.D5:Content.D6" chart:label-cell-address="Content.D4:Content.D4" chart:class="chart:bar">
            <chart:data-point chart:repeated="2"/>
          </chart:series>
          <chart:series chart:style-name="ch9" chart:values-cell-range-address="Content.E5:Content.E6" chart:label-cell-address="Content.E4:Content.E4" chart:class="chart:bar">
            <chart:data-point chart:repeated="2"/>
          </chart:series>
          <chart:series chart:style-name="ch10" chart:values-cell-range-address="Content.F5:Content.F6" chart:label-cell-address="Content.F4:Content.F4" chart:class="chart:bar">
            <chart:data-point chart:repeated="2"/>
          </chart:series>
          <chart:series chart:style-name="ch11" chart:values-cell-range-address="Content.G5:Content.G6" chart:label-cell-address="Content.G4:Content.G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ntent.C4:Content.C4">Richtig Gefunden</text:p>
              </table:table-cell>
              <table:table-cell office:value-type="string">
                <text:p text:id="Content.D4:Content.D4">Nicht Vorhande Richtig</text:p>
              </table:table-cell>
              <table:table-cell office:value-type="string">
                <text:p text:id="Content.E4:Content.E4">Falsch Gefunden</text:p>
              </table:table-cell>
              <table:table-cell office:value-type="string">
                <text:p text:id="Content.F4:Content.F4">Vorhanden Falsch</text:p>
              </table:table-cell>
              <table:table-cell office:value-type="string">
                <text:p text:id="Content.G4:Content.G4">Nicht Vorhanden Falsch</text:p>
              </table:table-cell>
            </table:table-row>
          </table:table-header-rows>
          <table:table-rows>
            <table:table-row>
              <table:table-cell office:value-type="string">
                <text:p text:id="Content.B5:Content.B6">publish</text:p>
              </table:table-cell>
              <table:table-cell office:value-type="float" office:value="169">
                <text:p text:id="Content.C5:Content.C6">169</text:p>
              </table:table-cell>
              <table:table-cell office:value-type="float" office:value="119">
                <text:p text:id="Content.D5:Content.D6">119</text:p>
              </table:table-cell>
              <table:table-cell office:value-type="float" office:value="122">
                <text:p text:id="Content.E5:Content.E6">122</text:p>
              </table:table-cell>
              <table:table-cell office:value-type="float" office:value="36">
                <text:p text:id="Content.F5:Content.F6">36</text:p>
              </table:table-cell>
              <table:table-cell office:value-type="float" office:value="77">
                <text:p text:id="Content.G5:Content.G6">77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49">
                <text:p>149</text:p>
              </table:table-cell>
              <table:table-cell office:value-type="float" office:value="97">
                <text:p>97</text:p>
              </table:table-cell>
              <table:table-cell office:value-type="float" office:value="156">
                <text:p>156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